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6d368" officeooo:paragraph-rsid="0006d368"/>
    </style:style>
    <style:style style:name="P2" style:family="paragraph" style:parent-style-name="Standard">
      <style:paragraph-properties fo:text-align="justify" style:justify-single-word="false"/>
      <style:text-properties officeooo:rsid="0004bcf2" officeooo:paragraph-rsid="0004bcf2"/>
    </style:style>
    <style:style style:name="P3" style:family="paragraph" style:parent-style-name="Standard">
      <style:paragraph-properties fo:text-align="justify" style:justify-single-word="false"/>
      <style:text-properties fo:color="#2a6099" officeooo:rsid="0004bcf2" officeooo:paragraph-rsid="0004bcf2"/>
    </style:style>
    <style:style style:name="P4" style:family="paragraph" style:parent-style-name="Standard">
      <style:paragraph-properties fo:text-align="justify" style:justify-single-word="false"/>
      <style:text-properties fo:color="#2a6099" style:text-position="0% 100%" officeooo:rsid="0004bcf2" officeooo:paragraph-rsid="0004bcf2"/>
    </style:style>
    <style:style style:name="P5" style:family="paragraph" style:parent-style-name="Standard">
      <style:paragraph-properties fo:text-align="justify" style:justify-single-word="false"/>
      <style:text-properties fo:color="#2a6099" style:text-position="0% 100%" style:text-underline-style="solid" style:text-underline-width="auto" style:text-underline-color="font-color" fo:font-weight="bold" officeooo:rsid="0004bcf2" officeooo:paragraph-rsid="0004bcf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2a6099" style:text-underline-style="solid" style:text-underline-width="auto" style:text-underline-color="font-color" fo:font-weight="bold" officeooo:rsid="0004bcf2" officeooo:paragraph-rsid="0004bcf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0000" fo:font-size="18pt" fo:font-style="italic" style:text-underline-style="solid" style:text-underline-width="auto" style:text-underline-color="font-color" fo:font-weight="bold" officeooo:rsid="0004bcf2" officeooo:paragraph-rsid="0004bcf2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258c4f" officeooo:paragraph-rsid="0004bcf2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officeooo:rsid="00258c4f" officeooo:paragraph-rsid="0004bcf2"/>
    </style:style>
    <style:style style:name="P10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rsid="00258c4f" officeooo:paragraph-rsid="0004bcf2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fo:font-weight="normal" officeooo:rsid="0005a3fd" officeooo:paragraph-rsid="0005a3fd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style:text-position="0% 100%" fo:font-weight="normal" officeooo:rsid="0005a3fd" officeooo:paragraph-rsid="0005a3fd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style:text-position="0% 100%" fo:font-weight="normal" officeooo:rsid="0005a3fd" officeooo:paragraph-rsid="00066600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style:text-position="0% 100%" fo:font-weight="normal" officeooo:rsid="0005a3fd" officeooo:paragraph-rsid="0008b478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style:text-position="0% 100%" fo:font-weight="normal" officeooo:rsid="00066600" officeooo:paragraph-rsid="00066600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style:text-position="0% 100%" fo:font-weight="normal" officeooo:rsid="00066600" officeooo:paragraph-rsid="0008b478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style:text-position="0% 100%" style:text-underline-style="solid" style:text-underline-width="auto" style:text-underline-color="font-color" fo:font-weight="bold" officeooo:rsid="0005a3fd" officeooo:paragraph-rsid="0005a3fd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style:text-position="0% 100%" style:text-underline-style="none" fo:font-weight="normal" officeooo:rsid="00066600" officeooo:paragraph-rsid="00066600" style:font-weight-asian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258c4f" officeooo:paragraph-rsid="0004bcf2"/>
    </style:style>
    <style:style style:name="P20" style:family="paragraph" style:parent-style-name="Standard">
      <style:paragraph-properties fo:text-align="justify" style:justify-single-word="false"/>
      <style:text-properties fo:color="#2a6099" style:text-position="0% 100%" style:font-name="Liberation Serif1" officeooo:rsid="0004bcf2" officeooo:paragraph-rsid="0004bcf2" style:font-name-asian="Liberation Serif1" style:font-name-complex="Liberation Serif1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style:text-underline-style="solid" style:text-underline-width="auto" style:text-underline-color="font-color" fo:font-weight="bold" officeooo:rsid="0005a3fd" officeooo:paragraph-rsid="0005a3fd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style:text-position="0% 100%" fo:font-weight="normal" officeooo:rsid="0005a3fd" officeooo:paragraph-rsid="0005a3fd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style:text-position="0% 100%" fo:font-weight="normal" officeooo:rsid="0005a3fd" officeooo:paragraph-rsid="000bfa4b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style:text-underline-style="solid" style:text-underline-width="auto" style:text-underline-color="font-color" style:font-name-asian="Liberation Serif1" style:font-name-complex="Liberation Serif1"/>
    </style:style>
    <style:style style:name="T5" style:family="text">
      <style:text-properties style:font-name="Liberation Serif1" style:text-underline-style="solid" style:text-underline-width="auto" style:text-underline-color="font-color" officeooo:rsid="00081d61" style:font-name-asian="Liberation Serif1" style:font-name-complex="Liberation Serif1"/>
    </style:style>
    <style:style style:name="T6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7" style:family="text">
      <style:text-properties style:font-name="Liberation Serif1" style:text-underline-style="none" style:font-name-asian="Liberation Serif1" style:font-name-complex="Liberation Serif1"/>
    </style:style>
    <style:style style:name="T8" style:family="text">
      <style:text-properties style:font-name="Liberation Serif1" style:text-underline-style="none" officeooo:rsid="00081d61" style:font-name-asian="Liberation Serif1" style:font-name-complex="Liberation Serif1"/>
    </style:style>
    <style:style style:name="T9" style:family="text">
      <style:text-properties style:font-name="Liberation Serif1" style:text-underline-style="none" officeooo:rsid="0004bcf2" style:font-name-asian="Liberation Serif1" style:font-name-complex="Liberation Serif1"/>
    </style:style>
    <style:style style:name="T10" style:family="text">
      <style:text-properties style:font-name="Liberation Serif1" style:text-underline-style="none" officeooo:rsid="000bfa4b" style:font-name-asian="Liberation Serif1" style:font-name-complex="Liberation Serif1"/>
    </style:style>
    <style:style style:name="T11" style:family="text">
      <style:text-properties officeooo:rsid="0006660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066600"/>
    </style:style>
    <style:style style:name="T14" style:family="text">
      <style:text-properties style:text-underline-style="solid" style:text-underline-width="auto" style:text-underline-color="font-color" officeooo:rsid="000a2ef1"/>
    </style:style>
    <style:style style:name="T15" style:family="text">
      <style:text-properties style:text-underline-style="solid" style:text-underline-width="auto" style:text-underline-color="font-color" officeooo:rsid="000bfa4b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66600"/>
    </style:style>
    <style:style style:name="T18" style:family="text">
      <style:text-properties style:text-underline-style="none" officeooo:rsid="0005a3fd"/>
    </style:style>
    <style:style style:name="T19" style:family="text">
      <style:text-properties style:text-underline-style="none" officeooo:rsid="000bfa4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6660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inorMind</text:p>
      <text:p text:style-name="P2"/>
      <text:p text:style-name="P2"/>
      <text:p text:style-name="P2"/>
      <text:p text:style-name="P2"/>
      <text:list xml:id="list1229754538" text:style-name="L1">
        <text:list-item>
          <text:p text:style-name="P19">Proposez l'algorithme d'un programme demandant un chiffre tant que ce dernier n'est pas compris entre 0 et 9.</text:p>
        </text:list-item>
      </text:list>
      <text:p text:style-name="P6">Variables :</text:p>
      <text:p text:style-name="P3"><text:tab/>chiffre <text:span text:style-name="T1">entier</text:span></text:p>
      <text:p text:style-name="P5">Algorithme :</text:p>
      <text:p text:style-name="P4"><text:tab/><text:span text:style-name="T20">Début</text:span></text:p>
      <text:p text:style-name="P4"><text:tab/><text:tab/><text:span text:style-name="T5">Faire</text:span></text:p>
      <text:p text:style-name="P20"><text:tab/><text:tab/><text:tab/>Écrire «Donnez un chiffre compris entre 0 et 9»</text:p>
      <text:p text:style-name="P20"><text:tab/><text:tab/><text:tab/>Lire chiffre</text:p>
      <text:p text:style-name="P4"><text:span text:style-name="T3"><text:tab/><text:tab/></text:span><text:span text:style-name="T4">TantQue</text:span><text:span text:style-name="T7"> </text:span><text:span text:style-name="T10">chiffre&lt;0 OU chiffre&gt;9</text:span></text:p>
      <text:p text:style-name="P20"><text:tab/><text:tab/>Écrire «Votre chiffre est compris entre 1 et 9»</text:p>
      <text:p text:style-name="P4"><text:span text:style-name="T3"><text:tab/></text:span><text:span text:style-name="T6">Fin</text:span></text:p>
      <text:list xml:id="list120019937873186" text:continue-numbering="true" text:style-name="L1">
        <text:list-item>
          <text:p text:style-name="P19">Proposez l'algorithme d'un programme demandant un caractère tant que ce dernier n'est ni 'o' ni 'n'.</text:p>
        </text:list-item>
      </text:list>
      <text:p text:style-name="P6">Variables :</text:p>
      <text:p text:style-name="P3"><text:tab/>caractere <text:span text:style-name="T1">caractère</text:span></text:p>
      <text:p text:style-name="P5">Algorithme :</text:p>
      <text:p text:style-name="P4"><text:tab/><text:span text:style-name="T20">Début</text:span></text:p>
      <text:p text:style-name="P4"><text:tab/><text:tab/><text:span text:style-name="T15">Faire</text:span> </text:p>
      <text:p text:style-name="P20"><text:tab/><text:tab/><text:tab/>Écrire «Donnez un caractère sauf ‘o’ et ‘n’ si vous voulez en donnez d’autre et quand vous avez fini, entrez ‘o’ ou ‘n’»</text:p>
      <text:p text:style-name="P20"><text:tab/><text:tab/><text:tab/>Lire caractere</text:p>
      <text:p text:style-name="P20"><text:tab/><text:tab/><text:tab/>Écrire «Votre caractère est »+caractere</text:p>
      <text:p text:style-name="P4"><text:span text:style-name="T3"><text:tab/><text:tab/></text:span><text:span text:style-name="T4">Tant Que</text:span><text:span text:style-name="T7"> caractere≠o ET caractere≠n</text:span></text:p>
      <text:p text:style-name="P20"><text:tab/><text:tab/>Écrire «Vous avez entré un ‘o’ ou un ‘n’»</text:p>
      <text:p text:style-name="P4"><text:span text:style-name="T3"><text:tab/></text:span><text:span text:style-name="T6">Fin</text:span></text:p>
      <text:list xml:id="list120020882232002" text:continue-numbering="true" text:style-name="L1">
        <text:list-item>
          <text:p text:style-name="P19">Proposez l'algorithme d'un programme demandant à l'utilisateur de saisir 4 chiffres.</text:p>
        </text:list-item>
      </text:list>
      <text:p text:style-name="P10">Il doit tester si le premier vaut 5, le second 8, le troisième 2 et le quatrième 6. </text:p>
      <text:p text:style-name="P9">Si c'est le cas, une variable nommée "ok" prendra la valeur 1, sinon la variable "ok" prendra la valeur 0. </text:p>
      <text:p text:style-name="P8">Le programme redemandera les 4 chiffres tant que "ok" n'aura pas pris la valeur 1.</text:p>
      <text:p text:style-name="P21">Variables :</text:p>
      <text:p text:style-name="P11"><text:span text:style-name="T2"><text:tab/>val1 </text:span><text:span text:style-name="T1">entier</text:span></text:p>
      <text:p text:style-name="P11"><text:span text:style-name="T2"><text:tab/>val2 </text:span><text:span text:style-name="T1">entier</text:span></text:p>
      <text:p text:style-name="P11"><text:span text:style-name="T2"><text:tab/>val3 </text:span><text:span text:style-name="T1">entier</text:span></text:p>
      <text:p text:style-name="P11"><text:span text:style-name="T2"><text:tab/>val4 </text:span><text:span text:style-name="T1">entier</text:span></text:p>
      <text:p text:style-name="P11"><text:span text:style-name="T2"><text:tab/>ok </text:span><text:span text:style-name="T1">entier</text:span></text:p>
      <text:p text:style-name="P17">Algorithme :</text:p>
      <text:p text:style-name="P12"><text:tab/><text:span text:style-name="T20">Début</text:span></text:p>
      <text:p text:style-name="P23"><text:span text:style-name="T20"><text:tab/><text:tab/></text:span><text:span text:style-name="T11">Écrire</text:span> «Donnez la première valeur»</text:p>
      <text:p text:style-name="P23"><text:tab/><text:tab/>Lire val<text:span text:style-name="T11">1</text:span></text:p>
      <text:p text:style-name="P23"><text:tab/><text:tab/><text:span text:style-name="T11">Écrire</text:span> «Donnez la <text:span text:style-name="T11">seconde</text:span> valeur»</text:p>
      <text:p text:style-name="P23"><text:tab/><text:tab/>Lire val<text:span text:style-name="T11">2</text:span></text:p>
      <text:p text:style-name="P23"><text:tab/><text:tab/><text:span text:style-name="T11">Écrire</text:span> «Donnez la <text:span text:style-name="T11">troisième</text:span> valeur»</text:p>
      <text:p text:style-name="P23"><text:tab/><text:tab/>Lire val<text:span text:style-name="T11">3</text:span></text:p>
      <text:p text:style-name="P23"><text:soft-page-break/><text:tab/><text:tab/><text:span text:style-name="T11">Écrire</text:span> «Donnez la <text:span text:style-name="T11">quatrième</text:span> valeur»</text:p>
      <text:p text:style-name="P23"><text:span text:style-name="T20"><text:tab/><text:tab/></text:span>Lire val<text:span text:style-name="T11">4</text:span><text:tab/><text:tab/></text:p>
      <text:p text:style-name="P13"><text:tab/><text:tab/><text:span text:style-name="T13">Si</text:span><text:span text:style-name="T11"> val1==5 ET val2==8 ET </text:span><text:span text:style-name="T17">val3=</text:span><text:span text:style-name="T19">=</text:span><text:span text:style-name="T17">2 </text:span><text:span text:style-name="T19">ET </text:span><text:span text:style-name="T17">val4=</text:span><text:span text:style-name="T19">=</text:span><text:span text:style-name="T17">6</text:span></text:p>
      <text:p text:style-name="P13"><text:tab/><text:tab/><text:tab/><text:span text:style-name="T13">Alors</text:span><text:span text:style-name="T11"> ok = 1</text:span></text:p>
      <text:p text:style-name="P14"><text:tab/><text:tab/><text:tab/><text:span text:style-name="T13">Sinon</text:span><text:span text:style-name="T17"> ok </text:span><text:span text:style-name="T19">=</text:span><text:span text:style-name="T17"> 0</text:span></text:p>
      <text:p text:style-name="P14"><text:tab/><text:tab/><text:span text:style-name="T13">FinSi</text:span></text:p>
      <text:p text:style-name="P18"><text:tab/><text:span text:style-name="T20">Fin</text:span></text:p>
      <text:p text:style-name="P12"><text:tab/><text:tab/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d368" officeooo:paragraph-rsid="0006d3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oulard Maëv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09:06:23.416853442</meta:creation-date>
    <dc:date>2019-10-17T12:00:18.790940410</dc:date>
    <meta:editing-duration>PT2H29M43S</meta:editing-duration>
    <meta:editing-cycles>5</meta:editing-cycles>
    <meta:generator>LibreOffice/6.2.6.2$Linux_X86_64 LibreOffice_project/20$Build-2</meta:generator>
    <meta:document-statistic meta:table-count="0" meta:image-count="0" meta:object-count="0" meta:page-count="2" meta:paragraph-count="51" meta:word-count="251" meta:character-count="1485" meta:non-whitespace-character-count="1213"/>
  </office:meta>
</office:document-meta>
</file>